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fo:color="#00ae00" style:font-name="Arial" fo:font-size="10pt" style:font-size-asian="10pt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aecf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8" style:family="paragraph" style:parent-style-name="Standard">
      <style:text-properties style:font-name="Arial" fo:font-size="10pt" style:font-size-asian="10pt" style:font-size-complex="10pt"/>
    </style:style>
    <style:style style:name="P9" style:family="paragraph" style:parent-style-name="Standard">
      <style:text-properties fo:color="#00ae00" style:font-name="Arial" fo:font-size="10pt" style:font-size-asian="10pt" style:font-size-complex="10pt"/>
    </style:style>
    <style:style style:name="P10" style:family="paragraph" style:parent-style-name="Standard"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4pt" fo:font-weight="normal" style:font-name-asian="Courier New" style:font-size-asian="14pt" style:font-weight-asian="normal" style:font-name-complex="Courier New" style:font-size-complex="14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5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6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size-asian="10pt" style:font-size-complex="10pt"/>
    </style:style>
    <style:style style:name="T1" style:family="text">
      <style:text-properties fo:color="#0000ff"/>
    </style:style>
    <style:style style:name="T2" style:family="text">
      <style:text-properties style:use-window-font-color="true" fo:font-weight="normal" style:font-name-asian="Courier New" style:font-weight-asian="normal" style:font-name-complex="Courier New" style:font-weight-complex="normal"/>
    </style:style>
    <style:style style:name="T3" style:family="text">
      <style:text-properties fo:color="#00ae0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o sortowania mozna wykorzystać bibliotekę:</text:p>
      <text:p text:style-name="P7"><text:a xlink:type="simple" xlink:href="https://github.com/Atlantic18/DoctrineExtensions/blob/master/doc/sortable.md">https://github.com/Atlantic18/DoctrineExtensions/blob/master/doc/sortable.md</text:a></text:p>
      <text:p text:style-name="P15">Poniżej przedtawiłem włsne rozwiązanie:</text:p>
      <text:p text:style-name="P7">1. Dodajemy nową kolumne w bazie danych:</text:p>
      <text:p text:style-name="P7">src\BlogBundle\Resources\config\doctrine\<text:span text:style-name="T1">Image.orm.yml</text:span></text:p>
      <text:p text:style-name="P7">src\BlogAdminBundle\Resources\config\doctrine\<text:span text:style-name="T1">Image.orm.yml</text:span> </text:p>
      <text:p text:style-name="P5"><text:s text:c="2"/>repositoryClass: BlogBundle\Repository\ImageRepository</text:p>
      <text:p text:style-name="P5"><text:s text:c="2"/>repositoryClass: BlogAdminBundle\Repository\ImageRepository</text:p>
      <text:p text:style-name="P4"/>
      <text:p text:style-name="P4"><text:s text:c="2"/>fields:</text:p>
      <text:p text:style-name="P4"><text:s text:c="4"/>image:</text:p>
      <text:p text:style-name="P4"><text:s text:c="6"/>type: string</text:p>
      <text:p text:style-name="P4"><text:s text:c="6"/>length: 255</text:p>
      <text:p text:style-name="P5"><text:s text:c="4"/>rank:</text:p>
      <text:p text:style-name="P5"><text:s text:c="6"/>type: integer</text:p>
      <text:p text:style-name="P5"><text:s text:c="6"/>options:</text:p>
      <text:p text:style-name="P5"><text:s text:c="8"/>default: 1</text:p>
      <text:p text:style-name="P4"/>
      <text:p text:style-name="P3">php app/console doctrine:generate:entities BlogBundle</text:p>
      <text:p text:style-name="P3">php app/console doctrine:generate:entities BlogAdminBundle</text:p>
      <text:p text:style-name="P3">php app/console doctrine:schema:update –force</text:p>
      <text:p text:style-name="P3">php app/console doctrine:fixtures:load</text:p>
      <text:p text:style-name="P3"/>
      <text:p text:style-name="P4">2. Obrazki będziemy wyświetlać według kolejności rank</text:p>
      <text:p text:style-name="P7">src\BlogBundle\Resources\config\doctrine\<text:span text:style-name="T1">Post.orm.yml</text:span> </text:p>
      <text:p text:style-name="P7">src\BlogAdminBundle\Resources\config\doctrine\<text:span text:style-name="T1">Post.orm.yml </text:span></text:p>
      <text:p text:style-name="P4"><text:s text:c="2"/>oneToMany:</text:p>
      <text:p text:style-name="P4"><text:s text:c="4"/>images:</text:p>
      <text:p text:style-name="P4"><text:s text:c="6"/>targetEntity: Image</text:p>
      <text:p text:style-name="P4"><text:s text:c="6"/>mappedBy: post</text:p>
      <text:p text:style-name="P4"><text:s text:c="6"/>cascade: [ remove ]</text:p>
      <text:p text:style-name="P5"><text:s text:c="6"/>orderBy:</text:p>
      <text:p text:style-name="P5"><text:s text:c="8"/>rank: ASC</text:p>
      <text:p text:style-name="P4"/>
      <text:p text:style-name="P4">3. Dodanie funkcji zwiększającej indeks rank <text:span text:style-name="T1">createAction</text:span> i <text:span text:style-name="T1">updateAction</text:span>:</text:p>
      <text:p text:style-name="P7">src\BlogAdminBundle\Controller\<text:span text:style-name="T1">PostController.php</text:span> </text:p>
      <text:p text:style-name="P4"><text:s text:c="4"/>public function updateAction(Request $request, $id)</text:p>
      <text:p text:style-name="P4"><text:s text:c="4"/>{</text:p>
      <text:p text:style-name="P4"><text:s text:c="8"/>$em = $this-&gt;getDoctrine()-&gt;getManager();</text:p>
      <text:p text:style-name="P4"><text:s text:c="8"/>$entity = $em-&gt;getRepository('BlogAdminBundle:Post')-&gt;find($id);</text:p>
      <text:p text:style-name="P4"><text:s text:c="8"/>if (!$entity) {</text:p>
      <text:p text:style-name="P4"><text:s text:c="12"/>throw $this-&gt;createNotFoundException('Unable to find Post entity.');</text:p>
      <text:p text:style-name="P4"><text:s text:c="8"/>}</text:p>
      <text:p text:style-name="P4"><text:s text:c="8"/>$deleteForm = $this-&gt;createDeleteForm($id);</text:p>
      <text:p text:style-name="P4"><text:s text:c="8"/>$editForm = $this-&gt;createEditForm($entity);</text:p>
      <text:p text:style-name="P4"><text:s text:c="8"/>$editForm-&gt;handleRequest($request);</text:p>
      <text:p text:style-name="P4"/>
      <text:p text:style-name="P4"><text:s text:c="8"/>if ($editForm-&gt;isValid()) {</text:p>
      <text:p text:style-name="P4"><text:s text:c="12"/></text:p>
      <text:p text:style-name="P4"><text:s text:c="12"/>if ($entity-&gt;getFile()) {</text:p>
      <text:p text:style-name="P4"><text:s text:c="16"/></text:p>
      <text:p text:style-name="P4"><text:s text:c="16"/>$entity-&gt;setFileRename();</text:p>
      <text:p text:style-name="P4"><text:s text:c="16"/>$img = new Image();</text:p>
      <text:p text:style-name="P4"><text:s text:c="16"/>//$img-&gt;setImage($entity-&gt;getFile()-&gt;getClientOriginalName());</text:p>
      <text:p text:style-name="P4"><text:s text:c="16"/>$img-&gt;setImage($entity-&gt;getFileRename());</text:p>
      <text:p text:style-name="P4"><text:s text:c="16"/>$img-&gt;setPost($entity);</text:p>
      <text:p text:style-name="P4"><text:s text:c="16"/></text:p>
      <text:p text:style-name="P6"><text:s text:c="16"/>/*$repository = $this-&gt;getDoctrine()</text:p>
      <text:p text:style-name="P6"><text:soft-page-break/><text:s text:c="20"/>-&gt;getRepository('BlogBundle:Image');</text:p>
      <text:p text:style-name="P6"/>
      <text:p text:style-name="P6"><text:s text:c="16"/>$query = $repository-&gt;createQueryBuilder('i')</text:p>
      <text:p text:style-name="P6"><text:s text:c="20"/>-&gt;select('MAX(i.rank) as rank')</text:p>
      <text:p text:style-name="P6"><text:s text:c="20"/>-&gt;where('i.post = :post_id')</text:p>
      <text:p text:style-name="P6"><text:s text:c="20"/>-&gt;setParameter('post_id', $id)</text:p>
      <text:p text:style-name="P6"><text:s text:c="20"/>-&gt;getQuery();</text:p>
      <text:p text:style-name="P6"><text:s text:c="16"/></text:p>
      <text:p text:style-name="P6"><text:s text:c="16"/>$rank = $query-&gt;getSingleResult();*/</text:p>
      <text:p text:style-name="P4"><text:s text:c="16"/></text:p>
      <text:p text:style-name="P5"><text:s text:c="16"/>$rank = $em-&gt;getRepository('BlogAdminBundle:Image')-&gt;getMaxRank($id);</text:p>
      <text:p text:style-name="P5"><text:s text:c="16"/>if ($rank) {</text:p>
      <text:p text:style-name="P5"><text:s text:c="20"/>$img-&gt;setRank($rank['rank'] + 1);</text:p>
      <text:p text:style-name="P5"><text:s text:c="16"/>}</text:p>
      <text:p text:style-name="P4"><text:s text:c="16"/></text:p>
      <text:p text:style-name="P4"><text:s text:c="16"/>$em-&gt;persist($img);</text:p>
      <text:p text:style-name="P4"><text:s text:c="12"/>}</text:p>
      <text:p text:style-name="P4"><text:s text:c="12"/></text:p>
      <text:p text:style-name="P4"><text:s text:c="12"/>$em-&gt;flush();</text:p>
      <text:p text:style-name="P4"/>
      <text:p text:style-name="P4"><text:s text:c="12"/>return $this-&gt;redirect($this-&gt;generateUrl('admin_post_edit', array('id' =&gt; $id)));</text:p>
      <text:p text:style-name="P4"><text:s text:c="8"/>}</text:p>
      <text:p text:style-name="P4"/>
      <text:p text:style-name="P4"><text:s text:c="8"/>return $this-&gt;render('BlogAdminBundle:Post:edit.html.twig', array(</text:p>
      <text:p text:style-name="P4"><text:s text:c="12"/>'entity' <text:s text:c="5"/>=&gt; $entity,</text:p>
      <text:p text:style-name="P4"><text:s text:c="12"/>'edit_form' <text:s text:c="2"/>=&gt; $editForm-&gt;createView(),</text:p>
      <text:p text:style-name="P4"><text:s text:c="12"/>'delete_form' =&gt; $deleteForm-&gt;createView(),</text:p>
      <text:p text:style-name="P4"><text:s text:c="8"/>));</text:p>
      <text:p text:style-name="P4"><text:s text:c="4"/>}</text:p>
      <text:p text:style-name="P1"><text:s text:c="4"/>public function createAction(Request $request)</text:p>
      <text:p text:style-name="P1"><text:s text:c="4"/>{</text:p>
      <text:p text:style-name="P1"><text:s text:c="8"/>$entity = new Post();</text:p>
      <text:p text:style-name="P1"><text:s text:c="8"/>$form = $this-&gt;createCreateForm($entity);</text:p>
      <text:p text:style-name="P1"><text:s text:c="8"/>$form-&gt;handleRequest($request);</text:p>
      <text:p text:style-name="P1"/>
      <text:p text:style-name="P1"><text:s text:c="8"/>if ($form-&gt;isValid()) {</text:p>
      <text:p text:style-name="P1"><text:s text:c="12"/>$em = $this-&gt;getDoctrine()-&gt;getManager();</text:p>
      <text:p text:style-name="P1"><text:s text:c="12"/></text:p>
      <text:p text:style-name="P1"><text:s text:c="12"/>if ($entity-&gt;getFile()) {</text:p>
      <text:p text:style-name="P1"><text:s text:c="16"/></text:p>
      <text:p text:style-name="P1"><text:s text:c="16"/>$entity-&gt;setFileRename();</text:p>
      <text:p text:style-name="P1"><text:s text:c="16"/>$img = new Image();</text:p>
      <text:p text:style-name="P1"><text:s text:c="16"/>//$img-&gt;setImage($entity-&gt;getFile()-&gt;getClientOriginalName());</text:p>
      <text:p text:style-name="P1"><text:s text:c="16"/>$img-&gt;setImage($entity-&gt;getFileRename());</text:p>
      <text:p text:style-name="P1"><text:s text:c="16"/>$img-&gt;setPost($entity);</text:p>
      <text:p text:style-name="P1"><text:s text:c="16"/></text:p>
      <text:p text:style-name="P2"><text:s text:c="16"/>$rank = $em-&gt;getRepository('BlogAdminBundle:Image')-&gt;getMaxRank($id);</text:p>
      <text:p text:style-name="P2"><text:s text:c="16"/>if ($rank) {</text:p>
      <text:p text:style-name="P2"><text:s text:c="20"/>$img-&gt;setRank($rank['rank'] + 1);</text:p>
      <text:p text:style-name="P1"><text:span text:style-name="T3"><text:s text:c="16"/>}</text:span></text:p>
      <text:p text:style-name="P1"><text:s text:c="16"/>$em-&gt;persist($img);</text:p>
      <text:p text:style-name="P1"><text:s text:c="12"/>}</text:p>
      <text:p text:style-name="P1"><text:s text:c="12"/>$em-&gt;persist($entity);</text:p>
      <text:p text:style-name="P1"><text:s text:c="12"/>$em-&gt;flush();</text:p>
      <text:p text:style-name="P1"/>
      <text:p text:style-name="P1"><text:s text:c="12"/>return $this-&gt;redirect($this-&gt;generateUrl('admin_post_show', array('id' =&gt; $entity-&gt;getId())));</text:p>
      <text:p text:style-name="P1"><text:s text:c="8"/>}</text:p>
      <text:p text:style-name="P1"/>
      <text:p text:style-name="P1"><text:s text:c="8"/>return $this-&gt;render('BlogAdminBundle:Post:new.html.twig', array(</text:p>
      <text:p text:style-name="P1"><text:s text:c="12"/>'entity' =&gt; $entity,</text:p>
      <text:p text:style-name="P1"><text:s text:c="12"/>'form' <text:s text:c="2"/>=&gt; $form-&gt;createView(),</text:p>
      <text:p text:style-name="P1"><text:s text:c="8"/>));</text:p>
      <text:p text:style-name="P1"><text:s text:c="4"/>}</text:p>
      <text:p text:style-name="P16"><text:soft-page-break/><text:span text:style-name="T2">4. Do nowo powstałego pliku dodajemy metode:</text:span></text:p>
      <text:p text:style-name="P7">src\BlogAdminBundle\Repository\<text:span text:style-name="T3">ImageRepository.php </text:span></text:p>
      <text:p text:style-name="P4">&lt;?php</text:p>
      <text:p text:style-name="P4"/>
      <text:p text:style-name="P4">namespace BlogAdminBundle\Repository;</text:p>
      <text:p text:style-name="P4"/>
      <text:p text:style-name="P4">/**</text:p>
      <text:p text:style-name="P4"><text:s/>* ImageRepository</text:p>
      <text:p text:style-name="P4"><text:s/>*</text:p>
      <text:p text:style-name="P4"><text:s/>* This class was generated by the Doctrine ORM. Add your own custom</text:p>
      <text:p text:style-name="P4"><text:s/>* repository methods below.</text:p>
      <text:p text:style-name="P4"><text:s/>*/</text:p>
      <text:p text:style-name="P4">class ImageRepository extends \Doctrine\ORM\EntityRepository</text:p>
      <text:p text:style-name="P4">{</text:p>
      <text:p text:style-name="P5"><text:s text:c="4"/>public function getMaxRank($post_id = null)</text:p>
      <text:p text:style-name="P5"><text:s text:c="4"/>{</text:p>
      <text:p text:style-name="P5"><text:s text:c="8"/>$qb = $this-&gt;createQueryBuilder('i');</text:p>
      <text:p text:style-name="P5"/>
      <text:p text:style-name="P5"><text:s text:c="8"/>if($post_id)</text:p>
      <text:p text:style-name="P5"><text:s text:c="8"/>{</text:p>
      <text:p text:style-name="P5"><text:s text:c="12"/>$qb-&gt;select('MAX(i.rank) as rank')</text:p>
      <text:p text:style-name="P5"><text:s text:c="14"/>-&gt;where('i.post = :post_id')</text:p>
      <text:p text:style-name="P5"><text:s text:c="14"/>-&gt;setParameter('post_id', $post_id);</text:p>
      <text:p text:style-name="P5"><text:s text:c="8"/>}</text:p>
      <text:p text:style-name="P5"/>
      <text:p text:style-name="P5"><text:s text:c="8"/>$query = $qb-&gt;getQuery();</text:p>
      <text:p text:style-name="P5"/>
      <text:p text:style-name="P5"><text:s text:c="8"/>return $query-&gt;getSingleResult();</text:p>
      <text:p text:style-name="P5"><text:s text:c="4"/>}</text:p>
      <text:p text:style-name="P4">}</text:p>
      <text:p text:style-name="P4"/>
      <text:p text:style-name="P4">5. Ustawienie indeks rank po usunięciu obrazka:</text:p>
      <text:p text:style-name="P7">src\BlogAdminBundle\Controller\<text:span text:style-name="T1">PostController.php</text:span> </text:p>
      <text:p text:style-name="P1"><text:s text:c="4"/>public function removeImageAction(Request $request, $id, $img)</text:p>
      <text:p text:style-name="P1"><text:s text:c="4"/>{</text:p>
      <text:p text:style-name="P1"><text:s text:c="8"/>$em = $this-&gt;getDoctrine()-&gt;getManager();</text:p>
      <text:p text:style-name="P1"/>
      <text:p text:style-name="P1"><text:s text:c="8"/>$entity = $em-&gt;getRepository('BlogAdminBundle:Image')-&gt;find($img);</text:p>
      <text:p text:style-name="P1"/>
      <text:p text:style-name="P1"><text:s text:c="8"/>if (!$entity) {</text:p>
      <text:p text:style-name="P1"><text:s text:c="12"/>throw $this-&gt;createNotFoundException('Unable to find Image entity.');</text:p>
      <text:p text:style-name="P1"><text:s text:c="8"/>}</text:p>
      <text:p text:style-name="P1"><text:s text:c="8"/></text:p>
      <text:p text:style-name="P1"><text:s text:c="8"/>$em-&gt;remove($entity);</text:p>
      <text:p text:style-name="P1"><text:s text:c="8"/>$em-&gt;flush();</text:p>
      <text:p text:style-name="P1"><text:s text:c="8"/></text:p>
      <text:p text:style-name="P2"><text:s text:c="8"/>$images = $em-&gt;getRepository('BlogAdminBundle:Image')-&gt;updateRank($id);</text:p>
      <text:p text:style-name="P2"><text:s text:c="8"/>if ($images) {</text:p>
      <text:p text:style-name="P2"><text:s text:c="12"/>$rank = 0;</text:p>
      <text:p text:style-name="P2"><text:s text:c="12"/>foreach ($images as $image) {</text:p>
      <text:p text:style-name="P2"><text:s text:c="16"/>$image-&gt;setRank(++$rank);</text:p>
      <text:p text:style-name="P2"><text:s text:c="16"/>$em-&gt;persist($image);</text:p>
      <text:p text:style-name="P2"><text:s text:c="12"/>}</text:p>
      <text:p text:style-name="P2"><text:s text:c="8"/>}</text:p>
      <text:p text:style-name="P2"><text:s text:c="8"/>$em-&gt;flush();</text:p>
      <text:p text:style-name="P1"><text:s text:c="8"/></text:p>
      <text:p text:style-name="P1"><text:s text:c="8"/>return $this-&gt;redirect($this-&gt;generateUrl('admin_post_edit', array('id' =&gt; $id)));</text:p>
      <text:p text:style-name="P1"><text:s text:c="4"/>}</text:p>
      <text:p text:style-name="P1"/>
      <text:p text:style-name="P1"/>
      <text:p text:style-name="P1"/>
      <text:p text:style-name="P1"><text:soft-page-break/>6. Dodanie metody updateRank:</text:p>
      <text:p text:style-name="P7">src\BlogAdminBundle\Repository\<text:span text:style-name="T1">ImageRepository.php</text:span> </text:p>
      <text:p text:style-name="P4">&lt;?php</text:p>
      <text:p text:style-name="P4"/>
      <text:p text:style-name="P4">namespace BlogAdminBundle\Repository;</text:p>
      <text:p text:style-name="P4"/>
      <text:p text:style-name="P4">/**</text:p>
      <text:p text:style-name="P4"><text:s/>* ImageRepository</text:p>
      <text:p text:style-name="P4"><text:s/>*</text:p>
      <text:p text:style-name="P4"><text:s/>* This class was generated by the Doctrine ORM. Add your own custom</text:p>
      <text:p text:style-name="P4"><text:s/>* repository methods below.</text:p>
      <text:p text:style-name="P4"><text:s/>*/</text:p>
      <text:p text:style-name="P4">class ImageRepository extends \Doctrine\ORM\EntityRepository</text:p>
      <text:p text:style-name="P4">{</text:p>
      <text:p text:style-name="P4">...</text:p>
      <text:p text:style-name="P5"><text:s text:c="4"/>public function updateRank($post_id = null)</text:p>
      <text:p text:style-name="P5"><text:s text:c="4"/>{</text:p>
      <text:p text:style-name="P5"><text:s text:c="8"/>$qb = $this-&gt;createQueryBuilder('i');</text:p>
      <text:p text:style-name="P5"/>
      <text:p text:style-name="P5"><text:s text:c="8"/>if($post_id)</text:p>
      <text:p text:style-name="P5"><text:s text:c="8"/>{</text:p>
      <text:p text:style-name="P5"><text:s text:c="12"/>$qb-&gt;where('i.post = :post_id')</text:p>
      <text:p text:style-name="P5"><text:s text:c="14"/>-&gt;setParameter('post_id', $post_id)</text:p>
      <text:p text:style-name="P5"><text:s text:c="14"/>-&gt;orderBy('i.rank', 'ASC');</text:p>
      <text:p text:style-name="P5"><text:s text:c="8"/>}</text:p>
      <text:p text:style-name="P5"><text:s text:c="8"/></text:p>
      <text:p text:style-name="P5"><text:s text:c="8"/>$images = $qb-&gt;getQuery();</text:p>
      <text:p text:style-name="P5"><text:s text:c="8"/></text:p>
      <text:p text:style-name="P5"><text:s text:c="8"/>return $images-&gt;getResult();</text:p>
      <text:p text:style-name="P5"><text:s text:c="4"/>}</text:p>
      <text:p text:style-name="P4">}</text:p>
      <text:p text:style-name="P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Sortowanie obrazków</text:p>
      <text:p text:style-name="P4"/>
      <text:p text:style-name="P4">1. Dodanie routingu</text:p>
      <text:p text:style-name="P7">src\BlogAdminBundle\Resources\config\routing\<text:span text:style-name="T1">post.yml</text:span> </text:p>
      <text:p text:style-name="P4"/>
      <text:p text:style-name="P4">...</text:p>
      <text:p text:style-name="P5">admin_post_up-image:</text:p>
      <text:p text:style-name="P5"><text:s text:c="4"/>path: <text:s text:c="4"/>/{id}/{img}/up-image</text:p>
      <text:p text:style-name="P5"><text:s text:c="4"/>defaults: { _controller: "BlogAdminBundle:Post:upImage" }</text:p>
      <text:p text:style-name="P5"><text:s text:c="4"/></text:p>
      <text:p text:style-name="P5">admin_post_down-image:</text:p>
      <text:p text:style-name="P5"><text:s text:c="4"/>path: <text:s text:c="4"/>/{id}/{img}/down-image</text:p>
      <text:p text:style-name="P5"><text:s text:c="4"/>defaults: { _controller: "BlogAdminBundle:Post:downImage" }</text:p>
      <text:p text:style-name="P4"/>
      <text:p text:style-name="P4"/>
      <text:p text:style-name="P4">2. Dodanie funkcji sortujących</text:p>
      <text:p text:style-name="P7">src\BlogAdminBundle\Controller\<text:span text:style-name="T1">PostController.php</text:span> </text:p>
      <text:p text:style-name="P4"/>
      <text:p text:style-name="P4"><text:span text:style-name="T3"><text:s text:c="4"/>public function upImageAction(Request $request, $id, $img)</text:span></text:p>
      <text:p text:style-name="P4"><text:span text:style-name="T3"><text:s text:c="4"/>{</text:span></text:p>
      <text:p text:style-name="P4"><text:span text:style-name="T3"><text:s text:c="8"/>$em = $this-&gt;getDoctrine()-&gt;getManager();</text:span></text:p>
      <text:p text:style-name="P4"><text:span text:style-name="T3"/></text:p>
      <text:p text:style-name="P4"><text:span text:style-name="T3"><text:s text:c="8"/>$entity = $em-&gt;getRepository('BlogAdminBundle:Image')-&gt;find($img);</text:span></text:p>
      <text:p text:style-name="P4"><text:span text:style-name="T3"><text:s text:c="8"/></text:span></text:p>
      <text:p text:style-name="P4"><text:span text:style-name="T3"><text:s text:c="8"/>if (!$entity) {</text:span></text:p>
      <text:p text:style-name="P4"><text:span text:style-name="T3"><text:s text:c="12"/>throw $this-&gt;createNotFoundException('Unable to find Image entity.');</text:span></text:p>
      <text:p text:style-name="P4"><text:span text:style-name="T3"><text:s text:c="8"/>}</text:span></text:p>
      <text:p text:style-name="P4"><text:span text:style-name="T3"/></text:p>
      <text:p text:style-name="P4"><text:span text:style-name="T3"><text:s text:c="8"/>$rank = $entity-&gt;getRank();</text:span></text:p>
      <text:p text:style-name="P4"><text:span text:style-name="T3"><text:s text:c="8"/></text:span></text:p>
      <text:p text:style-name="P4"><text:span text:style-name="T3"><text:s text:c="8"/>$repository = $this-&gt;getDoctrine()</text:span></text:p>
      <text:p text:style-name="P4"><text:span text:style-name="T3"><text:s text:c="12"/>-&gt;getRepository('BlogBundle:Image');</text:span></text:p>
      <text:p text:style-name="P4"><text:span text:style-name="T3"/></text:p>
      <text:p text:style-name="P4"><text:span text:style-name="T3"><text:s text:c="8"/>$query = $repository-&gt;createQueryBuilder('i')</text:span></text:p>
      <text:p text:style-name="P4"><text:span text:style-name="T3"><text:s text:c="12"/>-&gt;where('i.rank = :rank')</text:span></text:p>
      <text:p text:style-name="P4"><text:span text:style-name="T3"><text:s text:c="12"/>-&gt;setParameter('rank', $rank - 1)</text:span></text:p>
      <text:p text:style-name="P4"><text:span text:style-name="T3"><text:s text:c="12"/>-&gt;andWhere('i.post = :post_id')</text:span></text:p>
      <text:p text:style-name="P4"><text:span text:style-name="T3"><text:s text:c="12"/>-&gt;setParameter('post_id', $id)</text:span></text:p>
      <text:p text:style-name="P4"><text:span text:style-name="T3"><text:s text:c="12"/>-&gt;getQuery();</text:span></text:p>
      <text:p text:style-name="P4"><text:span text:style-name="T3"/></text:p>
      <text:p text:style-name="P4"><text:span text:style-name="T3"><text:s text:c="8"/>$image = $query-&gt;getSingleResult();</text:span></text:p>
      <text:p text:style-name="P4"><text:span text:style-name="T3"><text:s text:c="8"/>$image-&gt;setRank($rank);</text:span></text:p>
      <text:p text:style-name="P4"><text:span text:style-name="T3"/></text:p>
      <text:p text:style-name="P4"><text:span text:style-name="T3"><text:s text:c="8"/>$entity-&gt;setRank($rank - 1);</text:span></text:p>
      <text:p text:style-name="P4"><text:span text:style-name="T3"><text:s text:c="8"/></text:span></text:p>
      <text:p text:style-name="P4"><text:span text:style-name="T3"><text:s text:c="8"/>$em-&gt;persist($entity);</text:span></text:p>
      <text:p text:style-name="P4"><text:span text:style-name="T3"><text:s text:c="8"/>$em-&gt;persist($image);</text:span></text:p>
      <text:p text:style-name="P4"><text:span text:style-name="T3"><text:s text:c="8"/>$em-&gt;flush();</text:span></text:p>
      <text:p text:style-name="P4"><text:span text:style-name="T3"><text:s text:c="8"/></text:span></text:p>
      <text:p text:style-name="P4"><text:span text:style-name="T3"><text:s text:c="8"/>return $this-&gt;redirect($this-&gt;generateUrl('admin_post_edit', array('id' =&gt; $id)));</text:span></text:p>
      <text:p text:style-name="P4"><text:span text:style-name="T3"><text:s text:c="4"/>}</text:span></text:p>
      <text:p text:style-name="P4"><text:s text:c="4"/></text:p>
      <text:p text:style-name="P4"><text:span text:style-name="T3"><text:s text:c="4"/>public function downImageAction(Request $request, $id, $img)</text:span></text:p>
      <text:p text:style-name="P4"><text:span text:style-name="T3"><text:s text:c="4"/>{</text:span></text:p>
      <text:p text:style-name="P4"><text:span text:style-name="T3"><text:s text:c="8"/>$em = $this-&gt;getDoctrine()-&gt;getManager();</text:span></text:p>
      <text:p text:style-name="P4"><text:span text:style-name="T3"/></text:p>
      <text:p text:style-name="P4"><text:span text:style-name="T3"><text:s text:c="8"/>$entity = $em-&gt;getRepository('BlogAdminBundle:Image')-&gt;find($img);</text:span></text:p>
      <text:p text:style-name="P4"><text:span text:style-name="T3"><text:s text:c="8"/></text:span></text:p>
      <text:p text:style-name="P4"><text:span text:style-name="T3"><text:s text:c="8"/>if (!$entity) {</text:span></text:p>
      <text:p text:style-name="P4"><text:span text:style-name="T3"><text:s text:c="12"/>throw $this-&gt;createNotFoundException('Unable to find Image entity.');</text:span></text:p>
      <text:p text:style-name="P4"><text:span text:style-name="T3"><text:s text:c="8"/>}</text:span></text:p>
      <text:p text:style-name="P4"><text:soft-page-break/><text:span text:style-name="T3"/></text:p>
      <text:p text:style-name="P4"><text:span text:style-name="T3"><text:s text:c="8"/>$rank = $entity-&gt;getRank();</text:span></text:p>
      <text:p text:style-name="P4"><text:span text:style-name="T3"><text:s text:c="8"/></text:span></text:p>
      <text:p text:style-name="P4"><text:span text:style-name="T3"><text:s text:c="8"/>$repository = $this-&gt;getDoctrine()</text:span></text:p>
      <text:p text:style-name="P4"><text:span text:style-name="T3"><text:s text:c="12"/>-&gt;getRepository('BlogBundle:Image');</text:span></text:p>
      <text:p text:style-name="P4"><text:span text:style-name="T3"/></text:p>
      <text:p text:style-name="P4"><text:span text:style-name="T3"><text:s text:c="8"/>$query = $repository-&gt;createQueryBuilder('i')</text:span></text:p>
      <text:p text:style-name="P4"><text:span text:style-name="T3"><text:s text:c="12"/>-&gt;where('i.rank = :rank')</text:span></text:p>
      <text:p text:style-name="P4"><text:span text:style-name="T3"><text:s text:c="12"/>-&gt;setParameter('rank', $rank + 1)</text:span></text:p>
      <text:p text:style-name="P4"><text:span text:style-name="T3"><text:s text:c="12"/>-&gt;andWhere('i.post = :post_id')</text:span></text:p>
      <text:p text:style-name="P4"><text:span text:style-name="T3"><text:s text:c="12"/>-&gt;setParameter('post_id', $id)</text:span></text:p>
      <text:p text:style-name="P4"><text:span text:style-name="T3"><text:s text:c="12"/>-&gt;getQuery();</text:span></text:p>
      <text:p text:style-name="P4"><text:span text:style-name="T3"/></text:p>
      <text:p text:style-name="P4"><text:span text:style-name="T3"><text:s text:c="8"/>$image = $query-&gt;getSingleResult();</text:span></text:p>
      <text:p text:style-name="P4"><text:span text:style-name="T3"><text:s text:c="8"/>$image-&gt;setRank($rank);</text:span></text:p>
      <text:p text:style-name="P4"><text:span text:style-name="T3"/></text:p>
      <text:p text:style-name="P4"><text:span text:style-name="T3"><text:s text:c="8"/>$entity-&gt;setRank($rank + 1);</text:span></text:p>
      <text:p text:style-name="P4"><text:span text:style-name="T3"><text:s text:c="8"/></text:span></text:p>
      <text:p text:style-name="P4"><text:span text:style-name="T3"><text:s text:c="8"/>$em-&gt;persist($entity);</text:span></text:p>
      <text:p text:style-name="P4"><text:span text:style-name="T3"><text:s text:c="8"/>$em-&gt;persist($image);</text:span></text:p>
      <text:p text:style-name="P4"><text:span text:style-name="T3"><text:s text:c="8"/>$em-&gt;flush();</text:span></text:p>
      <text:p text:style-name="P4"><text:span text:style-name="T3"><text:s text:c="8"/></text:span></text:p>
      <text:p text:style-name="P4"><text:span text:style-name="T3"><text:s text:c="8"/>return $this-&gt;redirect($this-&gt;generateUrl('admin_post_edit', array('id' =&gt; $id)));</text:span></text:p>
      <text:p text:style-name="P4"><text:span text:style-name="T3"><text:s text:c="4"/>}</text:span></text:p>
      <text:p text:style-name="P4"/>
      <text:p text:style-name="P4">3. Pobranie zminennej <text:span text:style-name="T3">$max_rank</text:span></text:p>
      <text:p text:style-name="P7">src\BlogAdminBundle\Controller\<text:span text:style-name="T1">PostController.php</text:span> </text:p>
      <text:p text:style-name="P4"/>
      <text:p text:style-name="P4"><text:s text:c="4"/>public function editAction($id)</text:p>
      <text:p text:style-name="P4"><text:s text:c="4"/>{</text:p>
      <text:p text:style-name="P4"><text:s text:c="8"/>$em = $this-&gt;getDoctrine()-&gt;getManager();</text:p>
      <text:p text:style-name="P4"/>
      <text:p text:style-name="P4"><text:s text:c="8"/>$entity = $em-&gt;getRepository('BlogAdminBundle:Post')-&gt;find($id);</text:p>
      <text:p text:style-name="P4"/>
      <text:p text:style-name="P4"><text:s text:c="8"/>if (!$entity) {</text:p>
      <text:p text:style-name="P4"><text:s text:c="12"/>throw $this-&gt;createNotFoundException('Unable to find Post entity.');</text:p>
      <text:p text:style-name="P4"><text:s text:c="8"/>}</text:p>
      <text:p text:style-name="P4"/>
      <text:p text:style-name="P4"><text:s text:c="8"/>$editForm = $this-&gt;createEditForm($entity);</text:p>
      <text:p text:style-name="P4"><text:s text:c="8"/>$deleteForm = $this-&gt;createDeleteForm($id);</text:p>
      <text:p text:style-name="P4"><text:s text:c="8"/></text:p>
      <text:p text:style-name="P4"><text:s text:c="8"/><text:span text:style-name="T3">$max_rank = $em-&gt;getRepository('BlogAdminBundle:Image')-&gt;getMaxRank($id);</text:span></text:p>
      <text:p text:style-name="P4"><text:s text:c="8"/></text:p>
      <text:p text:style-name="P4"><text:s text:c="8"/>return $this-&gt;render('BlogAdminBundle:Post:edit.html.twig', array(</text:p>
      <text:p text:style-name="P4"><text:s text:c="12"/>'entity' <text:s text:c="5"/>=&gt; $entity,</text:p>
      <text:p text:style-name="P4"><text:s text:c="12"/>'edit_form' <text:s text:c="2"/>=&gt; $editForm-&gt;createView(),</text:p>
      <text:p text:style-name="P4"><text:s text:c="12"/>'delete_form' =&gt; $deleteForm-&gt;createView(),</text:p>
      <text:p text:style-name="P4"><text:s text:c="12"/><text:span text:style-name="T3">'max_rank' =&gt; $max_rank,</text:span></text:p>
      <text:p text:style-name="P4"><text:s text:c="8"/>));</text:p>
      <text:p text:style-name="P4"><text:s text:c="4"/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4. Dodanie przycisków sortujących</text:p>
      <text:p text:style-name="P7">src\BlogAdminBundle\Resources\views\Post\<text:span text:style-name="T1">edit.html.twig</text:span> </text:p>
      <text:p text:style-name="P4"/>
      <text:p text:style-name="P4"><text:s text:c="20"/>&lt;div class="text-center"&gt;</text:p>
      <text:p text:style-name="P5"><text:s text:c="24"/>{% if image.rank &gt; 1 %}</text:p>
      <text:p text:style-name="P5"><text:s text:c="28"/>&lt;a class="btn btn-default btn-xs" href="{{ path('admin_post_up-image', { 'img': image.id, 'id': entity.id }) }}"&gt;&lt;i class="fa fa-chevron-up"&gt;&lt;/i&gt;&lt;/a&gt;</text:p>
      <text:p text:style-name="P5"><text:s text:c="24"/>{% endif %}</text:p>
      <text:p text:style-name="P4"><text:s text:c="24"/>{#{% set max = entity.images|length - 1 %}</text:p>
      <text:p text:style-name="P4"><text:s text:c="24"/>{{ entity.images.1.rank }}#}</text:p>
      <text:p text:style-name="P5"><text:s text:c="24"/>{% if image.rank != max_rank.rank %}</text:p>
      <text:p text:style-name="P5"><text:s text:c="28"/>&lt;a class="btn btn-default btn-xs" href="{{ path('admin_post_down-image', { 'img': image.id, 'id': entity.id }) }}"&gt;&lt;i class="fa fa-chevron-down"&gt;&lt;/i&gt;&lt;/a&gt;</text:p>
      <text:p text:style-name="P5"><text:s text:c="24"/>{% endif %}</text:p>
      <text:p text:style-name="P4"><text:s text:c="24"/>&lt;a class="btn btn-danger btn-xs" href="{{ path('admin_post_remove-image', { 'img': image.id, 'id': entity.id }) }}" onclick="if(!confirm('{% trans %}Are you sure?{% endtrans %}')) { return false; }"&gt;&lt;i class="fa fa-fw fa-close"&gt;&lt;/i&gt;delete&lt;/a&gt;</text:p>
      <text:p text:style-name="P4"><text:s text:c="20"/>&lt;/div&gt;&lt;br/&gt;</text:p>
      <text:p text:style-name="P4"/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9H33M59S</meta:editing-duration>
    <meta:editing-cycles>52</meta:editing-cycles>
    <meta:generator>OpenOffice.org/3.3$Win32 OpenOffice.org_project/330m20$Build-9567</meta:generator>
    <dc:date>2016-01-20T15:35:53.53</dc:date>
    <dc:creator>szymon idczak</dc:creator>
    <meta:document-statistic meta:table-count="0" meta:image-count="0" meta:object-count="0" meta:page-count="7" meta:paragraph-count="292" meta:word-count="721" meta:character-count="10677"/>
    <meta:user-defined meta:name="Info 1"/>
    <meta:user-defined meta:name="Info 2"/>
    <meta:user-defined meta:name="Info 3"/>
    <meta:user-defined meta:name="Info 4"/>
  </office:meta>
</office:document-meta>
</file>